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6pt" style:font-size-asian="6pt" style:font-size-complex="6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1.1641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0.5820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reaking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formula="of:=SUMPRODUCT([.$A$2:.$C$4]; [.A6:.C8])" table:style-name="ce1">
            <text:p>0</text:p>
          </table:table-cell>
          <table:table-cell office:value-type="float" office:value="231" table:formula="of:=SUMPRODUCT([.$A$2:.$C$4]; --([.A6:.C8]=&quot;X&quot;))" table:style-name="ce1">
            <text:p>23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0" table:formula="of:=SUMPRODUCT([.$A$2:.$C$4]; [.A10:.C12])" table:style-name="ce1">
            <text:p>0</text:p>
          </table:table-cell>
          <table:table-cell office:value-type="float" office:value="189" table:formula="of:=SUMPRODUCT([.$A$2:.$C$4]; --([.A10:.C12]=&quot;X&quot;))" table:style-name="ce1">
            <text:p>189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0,0" table:formula="of:=COM.MICROSOFT.TEXTJOIN(&quot;,&quot;; TRUE(); [.E6:.E13])" table:style-name="ce1">
            <text:p>0,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231,189" table:formula="of:=COM.MICROSOFT.TEXTJOIN(&quot;,&quot;; TRUE(); [.F6:.F13])" table:style-name="ce1">
            <text:p>231,189</text:p>
          </table:table-cell>
          <table:table-cell table:number-columns-repeated="16379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Corners_Outside" table:style-name="ta2">
        <table:table-column table:style-name="co7" table:number-columns-repeated="2" table:default-cell-style-name="ce1"/>
        <table:table-column table:style-name="co8" table:default-cell-style-name="ce1"/>
        <table:table-column table:style-name="co6" table:number-columns-repeated="16381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3">
            <text:p>X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80" table:formula="of:=SUMPRODUCT([.$A$2:.$C$4]; [.A6:.C8])" table:style-name="ce1">
            <text:p>80</text:p>
          </table:table-cell>
          <table:table-cell office:value-type="float" office:value="47" table:formula="of:=SUMPRODUCT([.$A$2:.$C$4]; --([.A6:.C8]=&quot;X&quot;))" table:style-name="ce1">
            <text:p>47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72" table:formula="of:=SUMPRODUCT([.$A$2:.$C$4]; [.A10:.C12])" table:style-name="ce1">
            <text:p>72</text:p>
          </table:table-cell>
          <table:table-cell office:value-type="float" office:value="151" table:formula="of:=SUMPRODUCT([.$A$2:.$C$4]; --([.A10:.C12]=&quot;X&quot;))" table:style-name="ce1">
            <text:p>151</text:p>
          </table:table-cell>
          <table:table-cell table:number-columns-repeated="16378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10" table:formula="of:=SUMPRODUCT([.$A$2:.$C$4]; [.A14:.C16])" table:style-name="ce1">
            <text:p>10</text:p>
          </table:table-cell>
          <table:table-cell office:value-type="float" office:value="244" table:formula="of:=SUMPRODUCT([.$A$2:.$C$4]; --([.A14:.C16]=&quot;X&quot;))" table:style-name="ce1">
            <text:p>24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3">
            <text:p>X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8" table:formula="of:=SUMPRODUCT([.$A$2:.$C$4]; [.A18:.C20])" table:style-name="ce1">
            <text:p>18</text:p>
          </table:table-cell>
          <table:table-cell office:value-type="float" office:value="233" table:formula="of:=SUMPRODUCT([.$A$2:.$C$4]; --([.A18:.C20]=&quot;X&quot;))" table:style-name="ce1">
            <text:p>233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80,72,10,18" table:formula="of:=COM.MICROSOFT.TEXTJOIN(&quot;,&quot;; TRUE(); [.E6:.E20])" table:style-name="ce1">
            <text:p>80,72,10,1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47,151,244,233" table:formula="of:=COM.MICROSOFT.TEXTJOIN(&quot;,&quot;; TRUE(); [.F6:.F20])" table:style-name="ce1">
            <text:p>47,151,244,233</text:p>
          </table:table-cell>
          <table:table-cell table:number-columns-repeated="16379" table:style-name="ce1"/>
        </table:table-row>
        <table:table-row table:number-rows-repeated="1048553" table:style-name="ro2">
          <table:table-cell table:number-columns-repeated="16384"/>
        </table:table-row>
      </table:table>
      <table:table table:name="Corners_Inside" table:style-name="ta2">
        <table:table-column table:style-name="co6" table:number-columns-repeated="16384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3" table:style-name="ce1"/>
          <table:table-cell office:value-type="string" table:style-name="ce1">
            <text:p>inside</text:p>
          </table:table-cell>
          <table:table-cell table:number-columns-repeated="16376"/>
        </table:table-row>
        <table:table-row table:style-name="ro2"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80" table:formula="of:=SUMPRODUCT([Corners_Outside.$A$2:.$C$4]; [.A6:.C8])" table:style-name="ce1">
            <text:p>80</text:p>
          </table:table-cell>
          <table:table-cell office:value-type="float" office:value="128" table:formula="of:=SUMPRODUCT([Corners_Outside.$A$2:.$C$4]; --([.A6:.C8]=&quot;X&quot;))" table:style-name="ce1">
            <text:p>128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72" table:formula="of:=SUMPRODUCT([Corners_Outside.$A$2:.$C$4]; [.A10:.C12])" table:style-name="ce1">
            <text:p>72</text:p>
          </table:table-cell>
          <table:table-cell office:value-type="float" office:value="32" table:formula="of:=SUMPRODUCT([Corners_Outside.$A$2:.$C$4]; --([.A10:.C12]=&quot;X&quot;))" table:style-name="ce1">
            <text:p>32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0" table:formula="of:=SUMPRODUCT([Corners_Outside.$A$2:.$C$4]; [.A14:.C16])" table:style-name="ce1">
            <text:p>10</text:p>
          </table:table-cell>
          <table:table-cell office:value-type="float" office:value="1" table:formula="of:=SUMPRODUCT([Corners_Outside.$A$2:.$C$4]; --([.A14:.C16]=&quot;X&quot;))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8" table:formula="of:=SUMPRODUCT([Corners_Outside.$A$2:.$C$4]; [.A18:.C20])" table:style-name="ce1">
            <text:p>18</text:p>
          </table:table-cell>
          <table:table-cell office:value-type="float" office:value="4" table:formula="of:=SUMPRODUCT([Corners_Outside.$A$2:.$C$4]; --([.A18:.C20]=&quot;X&quot;))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80,72,10,18" table:formula="of:=COM.MICROSOFT.TEXTJOIN(&quot;,&quot;; TRUE(); [.E6:.E20])" table:style-name="ce1">
            <text:p>80,72,10,1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128,32,1,4" table:formula="of:=COM.MICROSOFT.TEXTJOIN(&quot;,&quot;; TRUE(); [.F6:.F20])" table:style-name="ce1">
            <text:p>128,32,1,4</text:p>
          </table:table-cell>
          <table:table-cell table:number-columns-repeated="16379" table:style-name="ce1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20SchonrockSeb</dc:creator>
    <meta:creation-date>2026-03-07T14:59:07Z</meta:creation-date>
    <dc:date>2026-03-08T21:42:26Z</dc:date>
    <meta:editing-cycles>2</meta:editing-cycles>
    <meta:editing-duration>PT22341S</meta:editing-duration>
  </office:meta>
</office:document-meta>
</file>